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34a9" officeooo:paragraph-rsid="001034a9"/>
    </style:style>
    <style:style style:name="P2" style:family="paragraph" style:parent-style-name="Standard">
      <style:text-properties officeooo:paragraph-rsid="001034a9"/>
    </style:style>
    <style:style style:name="P3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668b9"/>
    </style:style>
    <style:style style:name="P4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bb022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034a9" officeooo:paragraph-rsid="001034a9"/>
    </style:style>
    <style:style style:name="T1" style:family="text">
      <style:text-properties officeooo:rsid="001034a9"/>
    </style:style>
    <style:style style:name="T2" style:family="text">
      <style:text-properties officeooo:rsid="0011e282"/>
    </style:style>
    <style:style style:name="T3" style:family="text">
      <style:text-properties officeooo:rsid="0014f295"/>
    </style:style>
    <style:style style:name="T4" style:family="text">
      <style:text-properties officeooo:rsid="001668b9"/>
    </style:style>
    <style:style style:name="T5" style:family="text">
      <style:text-properties officeooo:rsid="0016f272"/>
    </style:style>
    <style:style style:name="T6" style:family="text">
      <style:text-properties officeooo:rsid="0018ac31"/>
    </style:style>
    <style:style style:name="T7" style:family="text">
      <style:text-properties officeooo:rsid="001bb022"/>
    </style:style>
    <style:style style:name="T8" style:family="text">
      <style:text-properties officeooo:rsid="001bea01"/>
    </style:style>
    <style:style style:name="T9" style:family="text">
      <style:text-properties fo:font-style="italic" officeooo:rsid="001bea01" style:font-style-asian="italic" style:font-style-complex="italic"/>
    </style:style>
    <style:style style:name="T10" style:family="text">
      <style:text-properties fo:font-style="normal" officeooo:rsid="001bea01" style:font-style-asian="normal" style:font-style-complex="normal"/>
    </style:style>
    <style:style style:name="T11" style:family="text">
      <style:text-properties fo:font-style="normal" officeooo:rsid="001ddbf6" style:font-style-asian="normal" style:font-style-complex="normal"/>
    </style:style>
    <style:style style:name="T12" style:family="text">
      <style:text-properties fo:font-style="normal" officeooo:rsid="001f05cc" style:font-style-asian="normal" style:font-style-complex="normal"/>
    </style:style>
    <style:style style:name="T13" style:family="text">
      <style:text-properties fo:font-style="normal" officeooo:rsid="00209952" style:font-style-asian="normal" style:font-style-complex="normal"/>
    </style:style>
    <style:style style:name="T14" style:family="text">
      <style:text-properties officeooo:rsid="00236407"/>
    </style:style>
    <style:style style:name="T15" style:family="text">
      <style:text-properties fo:font-weight="bold" officeooo:rsid="00236407" style:font-weight-asian="bold" style:font-weight-complex="bold"/>
    </style:style>
    <style:style style:name="T16" style:family="text">
      <style:text-properties fo:font-weight="bold" officeooo:rsid="002593ac" style:font-weight-asian="bold" style:font-weight-complex="bold"/>
    </style:style>
    <style:style style:name="T17" style:family="text">
      <style:text-properties officeooo:rsid="002593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check</text:p>
      <text:p text:style-name="P2"/>
      <text:list xml:id="list1991197044" text:style-name="L1">
        <text:list-item>
          <text:p text:style-name="P3"><text:span text:style-name="T1">move<text:tab/>works (slight lag)</text:span></text:p>
        </text:list-item>
        <text:list-item>
          <text:p text:style-name="P3"><text:span text:style-name="T1">mesh edit<text:tab/></text:span><text:span text:style-name="T4">w</text:span><text:span text:style-name="T1">orks (slight lag)</text:span></text:p>
        </text:list-item>
        <text:list-item>
          <text:p text:style-name="P3"><text:span text:style-name="T1">rename<text:tab/>object disappears on rename, but reappears on move<text:line-break/> (no depsgraph update on rename)</text:span></text:p>
        </text:list-item>
        <text:list-item>
          <text:p text:style-name="P3"><text:span text:style-name="T1">delete<text:tab/></text:span><text:span text:style-name="T6">works now</text:span></text:p>
        </text:list-item>
        <text:list-item>
          <text:p text:style-name="P3"><text:span text:style-name="T3">move → undo<text:tab/></text:span><text:span text:style-name="T5">works now</text:span></text:p>
        </text:list-item>
        <text:list-item>
          <text:p text:style-name="P3"><text:span text:style-name="T3">delete → undo<text:tab/></text:span><text:span text:style-name="T5">works now</text:span></text:p>
        </text:list-item>
        <text:list-item>
          <text:p text:style-name="P4"><text:span text:style-name="T7">load Space<text:tab/> <text:s/>500 entities: 6 ms<text:line-break/>2000 entities: 16 ms<text:line-break/></text:span><text:span text:style-name="T15">[ tested 2021.11.08 @ </text:span><text:span text:style-name="T16">10:00</text:span><text:span text:style-name="T15"> pm ]</text:span><text:span text:style-name="T7"><text:line-break/></text:span><text:span text:style-name="T10">(only test when </text:span><text:span text:style-name="T13">debug histogram </text:span><text:span text:style-name="T12">shows </text:span><text:span text:style-name="T11">#</text:span><text:span text:style-name="T10">draw time is low, like &lt; 1 ms, </text:span><text:span text:style-name="T11">similar to #update</text:span><text:span text:style-name="T10">. If something else running on the system makes that time high, then your times will be much higher than these values)</text:span></text:p>
        </text:list-item>
        <text:list-item>
          <text:p text:style-name="P3"><text:span text:style-name="T2">bind new material<text:tab/>???</text:span></text:p>
        </text:list-item>
        <text:list-item>
          <text:p text:style-name="P3"><text:span text:style-name="T2">rename material<text:tab/>???</text:span></text:p>
        </text:list-item>
      </text:list>
      <text:p text:style-name="P1"/>
      <text:p text:style-name="P1">seems like sometimes print() commands from python produce no output, even though the associated code is executing. Thought it was lag in my terminal, but now I don’t think so. Ruby seems to have no problem, so what is going on?</text:p>
      <text:p text:style-name="P1"/>
      <text:p text:style-name="P1">sys.stdout.flush()</text:p>
      <text:p text:style-name="P5">^ if you don't flush, python may buffer stdout</text:p>
      <text:p text:style-name="P5"><text:s text:c="2"/>This is a feature of python in general, not just Blender</text:p>
      <text:p text:style-name="P5">Can also use the flush= named parameter on print()</text:p>
      <text:p text:style-name="P5">https://stackoverflow.com/questions/230751/how-can-i-flush-the-output-of-the-print-function</text:p>
      <text:p text:style-name="P1"/>
      <text:p text:style-name="P1">print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Ko</meta:initial-creator>
    <meta:creation-date>2021-11-07T00:45:16.959973610</meta:creation-date>
    <dc:date>2021-11-09T08:09:37.201263743</dc:date>
    <dc:creator>Jason Ko</dc:creator>
    <meta:editing-duration>P1DT14H39M51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83" meta:character-count="1054" meta:non-whitespace-character-count="892"/>
  </office:meta>
</office:document-meta>
</file>